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.3cm" fo:margin-bottom="0.101cm" loext:contextual-spacing="false" style:writing-mode="page"/>
    </style:style>
    <style:style style:name="P9" style:family="paragraph" style:parent-style-name="Text">
      <style:text-properties officeooo:rsid="0016a1f6" officeooo:paragraph-rsid="0018d53b"/>
    </style:style>
    <style:style style:name="P10" style:family="paragraph" style:parent-style-name="Text">
      <style:text-properties officeooo:paragraph-rsid="0018d53b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h text:style-name="P8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P10"><text:text-input text:description="&lt;if test=&quot;o.irisdevice == True&quot;&gt;">&lt;if test="o.irisdevice == True"&gt;</text:text-input></text:p>
      <text:p text:style-name="P9"><text:span text:style-name="T5">Ablation</text:span> des 5 crochets de Greishaber</text:p>
      <text:p text:style-name="P9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loext:contextual-spacing="false" style:page-number="auto" fo:background-color="transparent">
        <style:background-image/>
      </style:paragraph-properties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6-09T08:50:01.677841896</dc:date>
    <meta:editing-duration>PT11H39M9S</meta:editing-duration>
    <meta:editing-cycles>177</meta:editing-cycles>
    <dc:creator>L. FRANCOIS</dc:creator>
    <meta:document-statistic meta:table-count="2" meta:image-count="0" meta:object-count="0" meta:page-count="1" meta:paragraph-count="55" meta:word-count="352" meta:character-count="2160" meta:non-whitespace-character-count="1934"/>
  </office:meta>
</office:document-meta>
</file>